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Andale Sans UI" svg:font-family="Andale Sans UI" style:font-family-generic="system" style:font-pitch="variable"/>
    <style:font-face style:name="F" svg:font-family="F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style:style style:name="P1" style:parent-style-name="Odstavecseseznamem" style:master-page-name="MP0" style:list-style-name="LFO5" style:family="paragraph">
      <style:paragraph-properties fo:break-before="page"/>
    </style:style>
    <style:style style:name="P2" style:parent-style-name="Odstavecseseznamem" style:list-style-name="LFO5" style:family="paragraph"/>
    <style:style style:name="P3" style:parent-style-name="Odstavecseseznamem" style:list-style-name="LFO5" style:family="paragraph"/>
    <style:style style:name="P4" style:parent-style-name="Odstavecseseznamem" style:list-style-name="LFO5" style:family="paragraph"/>
    <style:style style:name="P5" style:parent-style-name="Odstavecseseznamem" style:list-style-name="LFO5" style:family="paragraph"/>
    <style:style style:name="P6" style:parent-style-name="Odstavecseseznamem" style:list-style-name="LFO5" style:family="paragraph"/>
    <style:style style:name="P7" style:parent-style-name="Odstavecseseznamem" style:list-style-name="LFO5" style:family="paragraph"/>
    <style:style style:name="P8" style:parent-style-name="Odstavecseseznamem" style:list-style-name="LFO5" style:family="paragraph"/>
    <style:style style:name="P9" style:parent-style-name="Odstavecseseznamem" style:list-style-name="LFO5" style:family="paragraph"/>
    <style:style style:name="P10" style:parent-style-name="Odstavecseseznamem" style:list-style-name="LFO5" style:family="paragraph"/>
    <style:style style:name="P11" style:parent-style-name="Odstavecseseznamem" style:list-style-name="LFO5" style:family="paragraph"/>
    <style:style style:name="P12" style:parent-style-name="Odstavecseseznamem" style:list-style-name="LFO5" style:family="paragraph"/>
    <style:style style:name="P13" style:parent-style-name="Odstavecseseznamem" style:list-style-name="LFO5" style:family="paragraph"/>
    <style:style style:name="P14" style:parent-style-name="Odstavecseseznamem" style:list-style-name="LFO5" style:family="paragraph"/>
    <style:style style:name="P15" style:parent-style-name="Odstavecseseznamem" style:list-style-name="LFO5" style:family="paragraph"/>
    <style:style style:name="P16" style:parent-style-name="Odstavecseseznamem" style:list-style-name="LFO5" style:family="paragraph"/>
    <style:style style:name="P17" style:parent-style-name="Odstavecseseznamem" style:list-style-name="LFO5" style:family="paragraph"/>
    <style:style style:name="P18" style:parent-style-name="Odstavecseseznamem" style:list-style-name="LFO5" style:family="paragraph"/>
    <style:style style:name="P19" style:parent-style-name="Odstavecseseznamem" style:list-style-name="LFO5" style:family="paragraph"/>
    <style:style style:name="P20" style:parent-style-name="Odstavecseseznamem" style:family="paragraph">
      <style:paragraph-properties fo:margin-left="0.55in">
        <style:tab-stops/>
      </style:paragraph-properties>
    </style:style>
    <style:style style:name="P21" style:parent-style-name="Odstavecseseznamem" style:list-style-name="LFO5" style:family="paragraph"/>
    <style:style style:name="P22" style:parent-style-name="Odstavecseseznamem" style:list-style-name="LFO5" style:family="paragraph"/>
    <style:style style:name="P23" style:parent-style-name="Odstavecseseznamem" style:list-style-name="LFO5" style:family="paragraph"/>
    <style:style style:name="P24" style:parent-style-name="Odstavecseseznamem" style:list-style-name="LFO5" style:family="paragraph"/>
    <style:style style:name="P25" style:parent-style-name="Odstavecseseznamem" style:list-style-name="LFO5" style:family="paragraph"/>
    <style:style style:name="P26" style:parent-style-name="Odstavecseseznamem" style:list-style-name="LFO5" style:family="paragraph"/>
    <style:style style:name="P27" style:parent-style-name="Standard" style:family="paragraph">
      <style:paragraph-properties fo:text-indent="0.4916in"/>
    </style:style>
    <style:style style:name="T28" style:parent-style-name="Standardnípísmoodstavce" style:family="text">
      <style:text-properties fo:language="en" fo:country="US"/>
    </style:style>
    <style:style style:name="T29" style:parent-style-name="Standardnípísmoodstavce" style:family="text">
      <style:text-properties fo:language="cs" fo:country="CZ"/>
    </style:style>
    <style:style style:name="T30" style:parent-style-name="Standardnípísmoodstavce" style:family="text">
      <style:text-properties fo:language="en" fo:country="US"/>
    </style:style>
    <style:style style:name="P31" style:parent-style-name="Odstavecseseznamem" style:list-style-name="LFO5" style:family="paragraph"/>
    <style:style style:name="P32" style:parent-style-name="Odstavecseseznamem" style:list-style-name="LFO5" style:family="paragraph"/>
    <style:style style:name="P33" style:parent-style-name="Odstavecseseznamem" style:list-style-name="LFO5" style:family="paragraph"/>
    <style:style style:name="P34" style:parent-style-name="Odstavecseseznamem" style:list-style-name="LFO5" style:family="paragraph"/>
    <style:style style:name="P35" style:parent-style-name="Odstavecseseznamem" style:list-style-name="LFO5" style:family="paragraph"/>
    <style:style style:name="P36" style:parent-style-name="Odstavecseseznamem" style:list-style-name="LFO5" style:family="paragraph"/>
    <style:style style:name="P37" style:parent-style-name="Odstavecseseznamem" style:list-style-name="LFO5" style:family="paragraph"/>
    <style:style style:name="P38" style:parent-style-name="Odstavecseseznamem" style:list-style-name="LFO5" style:family="paragraph"/>
    <style:style style:name="P39" style:parent-style-name="Odstavecseseznamem" style:list-style-name="LFO5" style:family="paragraph"/>
    <style:style style:name="P40" style:parent-style-name="Odstavecseseznamem" style:list-style-name="LFO5" style:family="paragraph"/>
    <style:style style:name="P41" style:parent-style-name="Odstavecseseznamem" style:list-style-name="LFO5" style:family="paragraph"/>
    <style:style style:name="P42" style:parent-style-name="Odstavecseseznamem" style:list-style-name="LFO5" style:family="paragraph"/>
    <style:style style:name="P43" style:parent-style-name="Odstavecseseznamem" style:list-style-name="LFO5" style:family="paragraph"/>
    <style:style style:name="P44" style:parent-style-name="Odstavecseseznamem" style:list-style-name="LFO5" style:family="paragraph"/>
    <style:style style:name="P45" style:parent-style-name="Odstavecseseznamem" style:list-style-name="LFO5" style:family="paragraph"/>
    <style:style style:name="P46" style:parent-style-name="Odstavecseseznamem" style:list-style-name="LFO5" style:family="paragraph"/>
    <style:style style:name="P47" style:parent-style-name="Odstavecseseznamem" style:list-style-name="LFO5" style:family="paragraph"/>
    <style:style style:name="P48" style:parent-style-name="Odstavecseseznamem" style:list-style-name="LFO5" style:family="paragraph"/>
    <style:style style:name="P49" style:parent-style-name="Odstavecseseznamem" style:list-style-name="LFO5" style:family="paragraph"/>
    <style:style style:name="P50" style:parent-style-name="Odstavecseseznamem" style:list-style-name="LFO5" style:family="paragraph"/>
    <style:style style:name="P51" style:parent-style-name="Odstavecseseznamem" style:list-style-name="LFO5" style:family="paragraph"/>
    <style:style style:name="P52" style:parent-style-name="Odstavecseseznamem" style:list-style-name="LFO5" style:family="paragraph"/>
    <style:style style:name="P53" style:parent-style-name="Odstavecseseznamem" style:list-style-name="LFO5" style:family="paragraph"/>
    <style:style style:name="P54" style:parent-style-name="Odstavecseseznamem" style:list-style-name="LFO5" style:family="paragraph"/>
    <style:style style:name="P55" style:parent-style-name="Odstavecseseznamem" style:list-style-name="LFO5" style:family="paragraph"/>
    <style:style style:name="P56" style:parent-style-name="Odstavecseseznamem" style:list-style-name="LFO5" style:family="paragraph"/>
    <style:style style:name="P57" style:parent-style-name="Odstavecseseznamem" style:list-style-name="LFO5" style:family="paragraph"/>
    <style:style style:name="P58" style:parent-style-name="Odstavecseseznamem" style:list-style-name="LFO5" style:family="paragraph"/>
    <style:style style:name="P59" style:parent-style-name="Odstavecseseznamem" style:list-style-name="LFO5" style:family="paragraph"/>
    <style:style style:name="P60" style:parent-style-name="Odstavecseseznamem" style:list-style-name="LFO5" style:family="paragraph"/>
    <style:style style:name="P61" style:parent-style-name="Odstavecseseznamem" style:list-style-name="LFO5" style:family="paragraph"/>
    <style:style style:name="P62" style:parent-style-name="Odstavecseseznamem" style:list-style-name="LFO5" style:family="paragraph"/>
    <style:style style:name="P63" style:parent-style-name="Odstavecseseznamem" style:family="paragraph">
      <style:paragraph-properties fo:margin-left="0in">
        <style:tab-stops/>
      </style:paragraph-properties>
    </style:style>
    <style:style style:name="P64" style:parent-style-name="Odstavecseseznamem" style:family="paragraph">
      <style:paragraph-properties fo:margin-left="0in">
        <style:tab-stops/>
      </style:paragraph-properties>
    </style:style>
    <style:style style:name="P65" style:parent-style-name="Odstavecseseznamem" style:family="paragraph">
      <style:paragraph-properties fo:margin-left="0.75in">
        <style:tab-stops/>
      </style:paragraph-properties>
    </style:style>
    <style:style style:name="P66" style:parent-style-name="Odstavecseseznamem" style:list-style-name="LFO5" style:family="paragraph"/>
    <style:style style:name="P67" style:parent-style-name="Odstavecseseznamem" style:list-style-name="LFO5" style:family="paragraph"/>
    <style:style style:name="P68" style:parent-style-name="Odstavecseseznamem" style:list-style-name="LFO5" style:family="paragraph"/>
    <style:style style:name="P69" style:parent-style-name="Odstavecseseznamem" style:list-style-name="LFO5" style:family="paragraph"/>
    <style:style style:name="P70" style:parent-style-name="Odstavecseseznamem" style:list-style-name="LFO5" style:family="paragraph"/>
    <style:style style:name="P71" style:parent-style-name="Odstavecseseznamem" style:list-style-name="LFO5" style:family="paragraph"/>
    <style:style style:name="P72" style:parent-style-name="Odstavecseseznamem" style:list-style-name="LFO5" style:family="paragraph"/>
    <style:style style:name="P73" style:parent-style-name="Odstavecseseznamem" style:list-style-name="LFO5" style:family="paragraph"/>
    <style:style style:name="P74" style:parent-style-name="Odstavecseseznamem" style:list-style-name="LFO5" style:family="paragraph"/>
    <style:style style:name="P75" style:parent-style-name="Odstavecseseznamem" style:list-style-name="LFO5" style:family="paragraph"/>
    <style:style style:name="P76" style:parent-style-name="Odstavecseseznamem" style:list-style-name="LFO5" style:family="paragraph"/>
    <style:style style:name="P77" style:parent-style-name="Odstavecseseznamem" style:list-style-name="LFO5" style:family="paragraph"/>
  </office:automatic-styles>
  <office:body>
    <office:text text:use-soft-page-breaks="true">
      <text:list text:style-name="LFO5" text:continue-numbering="true">
        <text:list-item>
          <text:p text:style-name="P1">Úvod do neho Cíl práce</text:p>
        </text:list-item>
        <text:list-item>
          <text:p text:style-name="P2">Použité technologie (krátké seznámení)</text:p>
          <text:list text:continue-numbering="true">
            <text:list-item>
              <text:p text:style-name="P3">HTML HTML 5</text:p>
            </text:list-item>
            <text:list-item>
              <text:p text:style-name="P4">CSS CSS 3 malo</text:p>
            </text:list-item>
            <text:list-item>
              <text:p text:style-name="P5">PHP</text:p>
            </text:list-item>
            <text:list-item>
              <text:p text:style-name="P6">MySQL</text:p>
            </text:list-item>
            <text:list-item>
              <text:p text:style-name="P7">Java Script (podrobný popis) proc jQuery?</text:p>
            </text:list-item>
            <text:list-item>
              <text:p text:style-name="P8">JQuery (podrobný popis knihovny)</text:p>
            </text:list-item>
            <text:list-item>
              <text:p text:style-name="P9">Formát JSON</text:p>
            </text:list-item>
            <text:list-item>
              <text:p text:style-name="P10">knihovny</text:p>
              <text:list text:continue-numbering="true">
                <text:list-item>
                  <text:p text:style-name="P11">Twitter – bootstrap</text:p>
                </text:list-item>
                <text:list-item>
                  <text:p text:style-name="P12">PHP Form Builder Class</text:p>
                </text:list-item>
                <text:list-item>
                  <text:p text:style-name="P13">jQuery Tokeninput</text:p>
                </text:list-item>
                <text:list-item>
                  <text:p text:style-name="P14">jQuery Nivo Slider</text:p>
                </text:list-item>
              </text:list>
            </text:list-item>
          </text:list>
        </text:list-item>
        <text:list-item>
          <text:p text:style-name="P15">Relevantni prace – najit pluginy ktery resi jen cast problemu</text:p>
          <text:list text:continue-numbering="true">
            <text:list-item>
              <text:list>
                <text:list-item>
                  <text:p text:style-name="P16"><text:a xlink:href="http://techbrij.com/seat-reservation-with-jquery" office:target-frame-name="_top" xlink:show="replace">http://techbrij.com/seat-reservation-with-jquery</text:a><text:s/>obrazek</text:p>
                </text:list-item>
              </text:list>
            </text:list-item>
          </text:list>
        </text:list-item>
        <text:list-item>
          <text:p text:style-name="P17">Tvorba pluginu jQuery</text:p>
          <text:list text:continue-numbering="true">
            <text:list-item>
              <text:p text:style-name="P18">pouzivame git na GitHubu – SVN, GIT, CVS – verzovaci systemy</text:p>
            </text:list-item>
            <text:list-item>
              <text:p text:style-name="P19">komentare</text:p>
            </text:list-item>
          </text:list>
        </text:list-item>
      </text:list>
      <text:p text:style-name="P20">(správně psaný plugin)</text:p>
      <text:list text:style-name="LFO5" text:continue-numbering="true">
        <text:list-item>
          <text:list>
            <text:list-item>
              <text:p text:style-name="P21">Vytvoření pluginu a připojení ke knihovně jQuery</text:p>
            </text:list-item>
            <text:list-item>
              <text:p text:style-name="P22">Použití obalové funkce</text:p>
            </text:list-item>
            <text:list-item>
              <text:p text:style-name="P23">Význam středníku před skriptem</text:p>
            </text:list-item>
            <text:list-item>
              <text:p text:style-name="P24">Defautlní parametry<text:s/>pluginu</text:p>
            </text:list-item>
            <text:list-item>
              <text:p text:style-name="P25">Používání dolaru místo jQuery v projektu – kolize</text:p>
            </text:list-item>
            <text:list-item>
              <text:p text:style-name="P26">Soukromé funkce v zásuvném modulu</text:p>
            </text:list-item>
          </text:list>
        </text:list-item>
      </text:list>
      <text:p text:style-name="P27"><text:span text:style-name="T28">(konkr</text:span><text:span text:style-name="T29">étní problémy</text:span><text:span text:style-name="T30">)</text:span></text:p>
      <text:list text:style-name="LFO5" text:continue-numbering="true">
        <text:list-item>
          <text:list>
            <text:list-item>
              <text:p text:style-name="P31">Načítání dat ze souboru v jQuery – není možné, potřeba použít PHP</text:p>
            </text:list-item>
            <text:list-item>
              <text:p text:style-name="P32">Konfigurace přes JSON – jak na to</text:p>
            </text:list-item>
            <text:list-item>
              <text:p text:style-name="P33">Obecná použitelnost – nutno udržet vzhled<text:s/>a nastavení venku, nejlépe v CSS</text:p>
            </text:list-item>
            <text:list-item>
              <text:p text:style-name="P34">Výstup – divy</text:p>
            </text:list-item>
          </text:list>
        </text:list-item>
        <text:list-item>
          <text:p text:style-name="P35">Realizace pluginu pro rezer. system<text:tab/></text:p>
          <text:list text:continue-numbering="true">
            <text:list-item>
              <text:p text:style-name="P36">pouzival jsem bootstrap...</text:p>
            </text:list-item>
            <text:list-item>
              <text:p text:style-name="P37">Databáze</text:p>
              <text:list text:continue-numbering="true">
                <text:list-item>
                  <text:p text:style-name="P38">Databázový model - MySQL – obrázek s popisem</text:p>
                </text:list-item>
                <text:list-item>
                  <text:p text:style-name="P39">Konfigurační soubor - názvy tabulek jako řetězce</text:p>
                </text:list-item>
                <text:list-item>
                  <text:p text:style-name="P40">Model databáze PHP – z pohledu MVC + model<text:s/>jedinacek</text:p>
                </text:list-item>
              </text:list>
            </text:list-item>
            <text:list-item>
              <text:p text:style-name="P41">Popis ukazky</text:p>
              <text:list text:continue-numbering="true">
                <text:list-item>
                  <text:p text:style-name="P42">Posílání zpráv – message - ??</text:p>
                </text:list-item>
                <text:list-item>
                  <text:p text:style-name="P43">Výběr sálu</text:p>
                </text:list-item>
                <text:list-item>
                  <text:p text:style-name="P44">Výběr místa</text:p>
                </text:list-item>
                <text:list-item>
                  <text:p text:style-name="P45">Rušení rezervace</text:p>
                </text:list-item>
              </text:list>
            </text:list-item>
            <text:list-item>
              <text:p text:style-name="P46">HTML dokument ??</text:p>
              <text:list text:continue-numbering="true">
                <text:list-item>
                  <text:p text:style-name="P47">Návrh dokumentu pro vložení pluginu</text:p>
                </text:list-item>
              </text:list>
            </text:list-item>
            <text:list-item>
              <text:p text:style-name="P48">Události</text:p>
            </text:list-item>
            <text:list-item>
              <text:p text:style-name="P49">O Pluginu – požádat o radu co vypíchnout</text:p>
              <text:list text:continue-numbering="true">
                <text:list-item>
                  <text:p text:style-name="P50">Používané třídy ???</text:p>
                </text:list-item>
                <text:list-item>
                  <text:p text:style-name="P51">Události ???</text:p>
                </text:list-item>
                <text:list-item>
                  <text:p text:style-name="P52">jak se to chova</text:p>
                </text:list-item>
              </text:list>
            </text:list-item>
            <text:list-item>
              <text:p text:style-name="P53">Ukázka<text:s/>pluginu</text:p>
            </text:list-item>
            <text:list-item>
              <text:p text:style-name="P54">Použití pro kino</text:p>
            </text:list-item>
            <text:list-item>
              <text:p text:style-name="P55">Použití pro squash</text:p>
            </text:list-item>
          </text:list>
        </text:list-item>
        <text:list-item>
          <text:p text:style-name="P56">Pouziti plugunu v praxi</text:p>
          <text:list text:continue-numbering="true">
            <text:list-item>
              <text:p text:style-name="P57">Zavádění programu <text:s/>- test.js ??</text:p>
            </text:list-item>
            <text:list-item>
              <text:p text:style-name="P58">Konfigurace:<text:tab/>zminit nejdulezitejsi body zbytek do prog.dok</text:p>
              <text:list text:continue-numbering="true">
                <text:list-item>
                  <text:p text:style-name="P59">Používané třídy Události Vstup: Nastavování obrázků Legenda</text:p>
                </text:list-item>
              </text:list>
            </text:list-item>
            <text:list-item>
              <text:p text:style-name="P60">Vložení do HTML stránky: ano</text:p>
            </text:list-item>
            <text:list-item>
              <text:p text:style-name="P61">Vložení<text:s/>jQuery, pluginu a konfigurace pluginu do stránky</text:p>
            </text:list-item>
            <text:list-item>
              <text:p text:style-name="P62">Pouziti v HTML stránce</text:p>
            </text:list-item>
          </text:list>
        </text:list-item>
      </text:list>
      <text:p text:style-name="P63"/>
      <text:p text:style-name="P64"/>
      <text:p text:style-name="P65"/>
      <text:list text:style-name="LFO5" text:continue-numbering="true">
        <text:list-item>
          <text:p text:style-name="P66">Použitá literatura</text:p>
        </text:list-item>
        <text:list-item>
          <text:p text:style-name="P67">Závěr</text:p>
        </text:list-item>
        <text:list-item>
          <text:p text:style-name="P68">Příloha</text:p>
          <text:list text:continue-numbering="true">
            <text:list-item>
              <text:p text:style-name="P69">Kód</text:p>
              <text:list text:continue-numbering="true">
                <text:list-item>
                  <text:p text:style-name="P70">Příklad připojení skriptů a jejich konfigurace</text:p>
                </text:list-item>
                <text:list-item>
                  <text:p text:style-name="P71">Ukázka generování rezervovaných elementů</text:p>
                </text:list-item>
                <text:list-item>
                  <text:p text:style-name="P72">Ukázka vytvoření potřebného prostředí v HTML stránce</text:p>
                </text:list-item>
                <text:list-item>
                  <text:p text:style-name="P73">Defaultní funkce pro přejetí myší nad elementem</text:p>
                </text:list-item>
                <text:list-item>
                  <text:p text:style-name="P74">Defaultní funkce po opuštění elementu myší</text:p>
                </text:list-item>
              </text:list>
            </text:list-item>
            <text:list-item>
              <text:p text:style-name="P75">Konfigurace v cvs – ukázka vstupu</text:p>
            </text:list-item>
            <text:list-item>
              <text:p text:style-name="P76">uzivatelska dok.</text:p>
            </text:list-item>
            <text:list-item>
              <text:p text:style-name="P77">Programatorska dok.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Andale Sans UI" svg:font-family="Andale Sans UI" style:font-family-generic="system" style:font-pitch="variable"/>
    <style:font-face style:name="F" svg:font-family="F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keep-with-next="always" fo:keep-together="always" fo:margin-top="0.5in" fo:margin-bottom="0.1666in"/>
      <style:text-properties style:font-name="Cambria" style:font-name-complex="F" fo:font-weight="bold" style:font-weight-asian="bold" style:font-weight-complex="bold" fo:font-size="16pt" style:font-size-asian="16pt" style:font-size-complex="14pt" fo:hyphenate="false"/>
    </style:style>
    <style:style style:name="Heading2" style:display-name="Heading 2" style:family="paragraph" style:parent-style-name="Standard" style:next-style-name="Textbody" style:default-outline-level="2">
      <style:paragraph-properties fo:keep-with-next="always" fo:keep-together="always" fo:margin-top="0.3055in" fo:margin-bottom="0.1666in"/>
      <style:text-properties style:font-name="Cambria" style:font-name-complex="F" fo:font-weight="bold" style:font-weight-asian="bold" style:font-weight-complex="bold" fo:font-size="14pt" style:font-size-asian="14pt" style:font-size-complex="13pt" fo:hyphenate="false"/>
    </style:style>
    <style:style style:name="Heading3" style:display-name="Heading 3" style:family="paragraph" style:parent-style-name="Standard" style:next-style-name="Textbody" style:default-outline-level="3">
      <style:paragraph-properties fo:keep-with-next="always" fo:keep-together="always" fo:margin-top="0.2222in" fo:margin-bottom="0.0833in"/>
      <style:text-properties style:font-name="Cambria" style:font-name-complex="F" fo:font-weight="bold" style:font-weight-asian="bold" style:font-weight-complex="bold" fo:font-size="14pt" style:font-size-asian="14pt" fo:hyphenate="false"/>
    </style:style>
    <style:style style:name="Heading4" style:display-name="Heading 4" style:family="paragraph" style:parent-style-name="Standard" style:next-style-name="Textbody" style:default-outline-level="4">
      <style:paragraph-properties fo:keep-with-next="always" fo:keep-together="always" fo:margin-top="0.1388in"/>
      <style:text-properties style:font-name="Cambria" style:font-name-complex="F" fo:font-weight="bold" style:font-weight-asian="bold" style:font-weight-complex="bold" style:font-style-complex="italic" fo:hyphenate="false"/>
    </style:style>
    <style:style style:name="Heading5" style:display-name="Heading 5" style:family="paragraph" style:parent-style-name="Standard" style:next-style-name="Textbody" style:default-outline-level="5">
      <style:paragraph-properties fo:keep-with-next="always" fo:keep-together="always" fo:margin-top="0.1388in"/>
      <style:text-properties style:font-name="Cambria" style:font-name-complex="F" fo:color="#243F60" fo:hyphenate="false"/>
    </style:style>
    <style:style style:name="Heading6" style:display-name="Heading 6" style:family="paragraph" style:parent-style-name="Standard" style:next-style-name="Textbody" style:default-outline-level="6">
      <style:paragraph-properties fo:keep-with-next="always" fo:keep-together="always" fo:margin-top="0.1388in"/>
      <style:text-properties style:font-name="Cambria" style:font-name-complex="F" fo:font-style="italic" style:font-style-asian="italic" style:font-style-complex="italic" fo:color="#243F60" fo:hyphenate="false"/>
    </style:style>
    <style:style style:name="Heading7" style:display-name="Heading 7" style:family="paragraph" style:parent-style-name="Standard" style:next-style-name="Textbody" style:default-outline-level="7">
      <style:paragraph-properties fo:keep-with-next="always" fo:keep-together="always" fo:margin-top="0.1388in"/>
      <style:text-properties style:font-name="Cambria" style:font-name-complex="F" fo:font-style="italic" style:font-style-asian="italic" style:font-style-complex="italic" fo:color="#404040" fo:hyphenate="false"/>
    </style:style>
    <style:style style:name="Heading8" style:display-name="Heading 8" style:family="paragraph" style:parent-style-name="Standard" style:next-style-name="Textbody" style:default-outline-level="8">
      <style:paragraph-properties fo:keep-with-next="always" fo:keep-together="always" fo:margin-top="0.1388in"/>
      <style:text-properties style:font-name="Cambria" style:font-name-complex="F" fo:color="#404040" fo:font-size="10pt" style:font-size-asian="10pt" style:font-size-complex="10pt" fo:hyphenate="false"/>
    </style:style>
    <style:style style:name="Heading9" style:display-name="Heading 9" style:family="paragraph" style:parent-style-name="Standard" style:next-style-name="Textbody" style:default-outline-level="9">
      <style:paragraph-properties fo:keep-with-next="always" fo:keep-together="always" fo:margin-top="0.1388in"/>
      <style:text-properties style:font-name="Cambria" style:font-name-complex="F" fo:font-style="italic" style:font-style-asian="italic" style:font-style-complex="italic" fo:color="#404040" fo:font-size="10pt" style:font-size-asian="10pt" style:font-size-complex="10pt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WW_CharLFO1LVL1" style:family="text">
      <style:text-properties fo:font-style="normal" style:font-style-asian="normal"/>
    </style:style>
    <style:style style:name="WW_CharLFO1LVL2" style:family="text">
      <style:text-properties fo:font-style="normal" style:font-style-asian="normal"/>
    </style:style>
    <text:list-style style:name="WW_OutlineListStyle" style:display-name="WW_OutlineListStyle">
      <text:list-level-style-number text:level="1" text:style-name="WW_CharLFO1LVL1" style:num-format="1">
        <style:list-level-properties/>
      </text:list-level-style-number>
      <text:list-level-style-number text:level="2" text:style-name="WW_CharLFO1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Standard" style:display-name="Standard" style:family="paragraph">
      <style:paragraph-properties fo:text-align="justify"/>
      <style:text-properties style:font-name-asian="Andale Sans UI" style:font-name-complex="Tahoma" fo:language="de" fo:country="DE" style:language-asian="ja" style:country-asian="JP" style:language-complex="fa" style:country-complex="IR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znam" style:display-name="Seznam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ContentsHeading" style:display-name="Contents Heading" style:family="paragraph" style:parent-style-name="Heading1" style:default-outline-level="1">
      <style:paragraph-properties fo:widows="2" fo:orphans="2" text:number-lines="false" fo:margin-top="0.3333in" fo:margin-bottom="0in" fo:line-height="115%"/>
      <style:text-properties fo:font-size="14pt" style:font-size-asian="14pt" style:font-size-complex="16pt" fo:language="cs" fo:country="CZ" style:language-asian="en" style:country-asian="US" style:language-complex="ar" style:country-complex="SA" fo:hyphenate="true"/>
    </style:style>
    <style:style style:name="Contents2" style:display-name="Contents 2" style:family="paragraph" style:parent-style-name="Standard">
      <style:paragraph-properties fo:margin-bottom="0.0694in" fo:margin-left="0.1666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1" style:display-name="Contents 1" style:family="paragraph" style:parent-style-name="Standard">
      <style:paragraph-properties fo:margin-bottom="0.0694in"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3" style:display-name="Contents 3" style:family="paragraph" style:parent-style-name="Standard">
      <style:paragraph-properties fo:margin-bottom="0.0694in" fo:margin-left="0.333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Textbubliny" style:display-name="Text bubliny" style:family="paragraph" style:parent-style-name="Standard">
      <style:text-properties style:font-name="Tahoma" fo:font-size="8pt" style:font-size-asian="8pt" style:font-size-complex="8pt" fo:hyphenate="false"/>
    </style:style>
    <style:style style:name="Odstavecseseznamem" style:display-name="Odstavec se seznamem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adpis1Char" style:display-name="Nadpis 1 Char" style:family="text" style:parent-style-name="Standardnípísmoodstavce">
      <style:text-properties style:font-name="Cambria" style:font-name-complex="F" fo:font-weight="bold" style:font-weight-asian="bold" style:font-weight-complex="bold" style:letter-kerning="true" fo:font-size="16pt" style:font-size-asian="16pt" style:font-size-complex="14pt" fo:language="de" fo:country="DE" style:language-asian="ja" style:country-asian="JP" style:language-complex="fa" style:country-complex="IR"/>
    </style:style>
    <style:style style:name="Nadpis2Char" style:display-name="Nadpis 2 Char" style:family="text" style:parent-style-name="Standardnípísmoodstavce">
      <style:text-properties style:font-name="Cambria" style:font-name-complex="F" fo:font-weight="bold" style:font-weight-asian="bold" style:font-weight-complex="bold" style:letter-kerning="true" fo:font-size="14pt" style:font-size-asian="14pt" style:font-size-complex="13pt" fo:language="de" fo:country="DE" style:language-asian="ja" style:country-asian="JP" style:language-complex="fa" style:country-complex="IR"/>
    </style:style>
    <style:style style:name="Nadpis3Char" style:display-name="Nadpis 3 Char" style:family="text" style:parent-style-name="Standardnípísmoodstavce">
      <style:text-properties style:font-name="Cambria" style:font-name-complex="F" fo:font-weight="bold" style:font-weight-asian="bold" style:font-weight-complex="bold" style:letter-kerning="true" fo:font-size="14pt" style:font-size-asian="14pt" style:font-size-complex="12pt" fo:language="de" fo:country="DE" style:language-asian="ja" style:country-asian="JP" style:language-complex="fa" style:country-complex="IR"/>
    </style:style>
    <style:style style:name="Nadpis4Char" style:display-name="Nadpis 4 Char" style:family="text" style:parent-style-name="Standardnípísmoodstavce">
      <style:text-properties style:font-name="Cambria" style:font-name-complex="F" fo:font-weight="bold" style:font-weight-asian="bold" style:font-weight-complex="bold" style:font-style-complex="italic" style:letter-kerning="true" fo:font-size="12pt" style:font-size-asian="12pt" style:font-size-complex="12pt" fo:language="de" fo:country="DE" style:language-asian="ja" style:country-asian="JP" style:language-complex="fa" style:country-complex="IR"/>
    </style:style>
    <style:style style:name="Nadpis5Char" style:display-name="Nadpis 5 Char" style:family="text" style:parent-style-name="Standardnípísmoodstavce">
      <style:text-properties style:font-name="Cambria" style:font-name-complex="F" fo:color="#243F60" style:letter-kerning="true" fo:font-size="12pt" style:font-size-asian="12pt" style:font-size-complex="12pt" fo:language="de" fo:country="DE" style:language-asian="ja" style:country-asian="JP" style:language-complex="fa" style:country-complex="IR"/>
    </style:style>
    <style:style style:name="Nadpis6Char" style:display-name="Nadpis 6 Char" style:family="text" style:parent-style-name="Standardnípísmoodstavce">
      <style:text-properties style:font-name="Cambria" style:font-name-complex="F" fo:font-style="italic" style:font-style-asian="italic" style:font-style-complex="italic" fo:color="#243F60" style:letter-kerning="true" fo:font-size="12pt" style:font-size-asian="12pt" style:font-size-complex="12pt" fo:language="de" fo:country="DE" style:language-asian="ja" style:country-asian="JP" style:language-complex="fa" style:country-complex="IR"/>
    </style:style>
    <style:style style:name="Nadpis7Char" style:display-name="Nadpis 7 Char" style:family="text" style:parent-style-name="Standardnípísmoodstavce">
      <style:text-properties style:font-name="Cambria" style:font-name-complex="F" fo:font-style="italic" style:font-style-asian="italic" style:font-style-complex="italic" fo:color="#404040" style:letter-kerning="true" fo:font-size="12pt" style:font-size-asian="12pt" style:font-size-complex="12pt" fo:language="de" fo:country="DE" style:language-asian="ja" style:country-asian="JP" style:language-complex="fa" style:country-complex="IR"/>
    </style:style>
    <style:style style:name="Nadpis8Char" style:display-name="Nadpis 8 Char" style:family="text" style:parent-style-name="Standardnípísmoodstavce">
      <style:text-properties style:font-name="Cambria" style:font-name-complex="F" fo:color="#404040" style:letter-kerning="true" fo:font-size="10pt" style:font-size-asian="10pt" style:font-size-complex="10pt" fo:language="de" fo:country="DE" style:language-asian="ja" style:country-asian="JP" style:language-complex="fa" style:country-complex="IR"/>
    </style:style>
    <style:style style:name="Nadpis9Char" style:display-name="Nadpis 9 Char" style:family="text" style:parent-style-name="Standardnípísmoodstavce">
      <style:text-properties style:font-name="Cambria" style:font-name-complex="F" fo:font-style="italic" style:font-style-asian="italic" style:font-style-complex="italic" fo:color="#404040" style:letter-kerning="true" fo:font-size="10pt" style:font-size-asian="10pt" style:font-size-complex="10pt" fo:language="de" fo:country="DE" style:language-asian="ja" style:country-asian="JP" style:language-complex="fa" style:country-complex="IR"/>
    </style:style>
    <style:style style:name="Internetlink" style:display-name="Internet link" style:family="text" style:parent-style-name="Standardnípísmoodstavce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bublinyChar" style:display-name="Text bubliny Char" style:family="text" style:parent-style-name="Standardnípísmoodstavce">
      <style:text-properties style:font-name="Tahoma" style:font-name-asian="Andale Sans UI" style:font-name-complex="Tahoma" style:letter-kerning="true" fo:font-size="8pt" style:font-size-asian="8pt" style:font-size-complex="8pt" fo:language="de" fo:country="DE" style:language-asian="ja" style:country-asian="JP" style:language-complex="fa" style:country-complex="IR"/>
    </style:style>
    <style:style style:name="ListLabel1" style:display-name="ListLabel 1" style:family="text">
      <style:text-properties fo:font-style="normal" style:font-style-asian="normal"/>
    </style:style>
    <style:style style:name="WW_CharLFO2LVL1" style:family="text">
      <style:text-properties fo:font-style="normal" style:font-style-asian="normal"/>
    </style:style>
    <style:style style:name="WW_CharLFO2LVL2" style:family="text">
      <style:text-properties fo:font-style="normal" style:font-style-asian="normal"/>
    </style:style>
    <text:list-style style:name="WWNum1" style:display-name="WWNum1">
      <text:list-level-style-number text:level="1" text:style-name="WW_CharLFO2LVL1" style:num-format="1">
        <style:list-level-properties/>
      </text:list-level-style-number>
      <text:list-level-style-number text:level="2" text:style-name="WW_CharLFO2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Num2" style:display-name="WW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font-style="normal" style:font-style-asian="normal"/>
    </style:style>
    <style:style style:name="WW_CharOUTLINELVL2" style:family="text">
      <style:text-properties fo:font-style="normal" style:font-style-asian="normal"/>
    </style:style>
    <text:outline-style>
      <text:outline-level-style text:level="1" text:style-name="WW_CharOUTLINELVL1" style:num-format="1">
        <style:list-level-properties/>
      </text:outline-level-style>
      <text:outline-level-style text:level="2" text:style-name="WW_CharOUTLINELVL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5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Petr</meta:initial-creator>
    <dc:creator>Petr</dc:creator>
    <meta:creation-date>2013-02-15T12:08:00Z</meta:creation-date>
    <dc:date>2013-03-11T19:40:00Z</dc:date>
    <meta:template xlink:href="Normal.dotm" xlink:type="simple"/>
    <meta:editing-cycles>12</meta:editing-cycles>
    <meta:editing-duration>PT144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4" meta:word-count="309" meta:character-count="2130" meta:row-count="15" meta:non-whitespace-character-count="1825"/>
  </office:meta>
</office:document-meta>
</file>